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33cm" fo:min-width="4.326cm"/>
    </style:style>
    <style:style style:name="gr2" style:family="graphic" style:parent-style-name="standard">
      <style:graphic-properties draw:textarea-horizontal-align="justify" draw:textarea-vertical-align="middle" draw:auto-grow-height="false" fo:min-height="3.433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4.834cm"/>
    </style:style>
    <style:style style:name="gr4" style:family="graphic" style:parent-style-name="standard">
      <style:graphic-properties draw:textarea-vertical-align="middle" draw:auto-grow-height="false" fo:min-height="1.783cm" fo:min-width="2.233cm"/>
    </style:style>
    <style:style style:name="gr5" style:family="graphic" style:parent-style-name="standard">
      <style:graphic-properties draw:textarea-horizontal-align="justify" draw:textarea-vertical-align="middle" draw:auto-grow-height="false" fo:min-height="2.925cm" fo:min-width="3.9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3.683cm" svg:x="2.524cm" svg:y="14.716cm">
          <text:p text:style-name="P1">MainMen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683cm" svg:x="14.716cm" svg:y="1.635cm">
          <text:p text:style-name="P1">MainWindo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4cm" svg:height="2.794cm" svg:x="1.635cm" svg:y="9.509cm">
          <text:p text:style-name="P1">Menu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239cm" svg:height="6.096cm" svg:x="11.16cm" svg:y="7.731cm">
          <text:p text:style-name="P1">Editor</text:p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4.445cm" svg:height="3.175cm" svg:x="1.508cm" svg:y="1.508cm">
          <text:p text:style-name="P1">Shortcu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5T19:32:02.244555543</meta:creation-date>
    <dc:date>2018-06-05T22:22:36.217165418</dc:date>
    <meta:editing-duration>PT2H30M15S</meta:editing-duration>
    <meta:editing-cycles>6</meta:editing-cycles>
    <meta:generator>LibreOffice/5.4.6.2$Linux_X86_64 LibreOffice_project/40m0$Build-2</meta:generator>
    <meta:document-statistic meta:object-count="5"/>
  </office:meta>
</office:document-meta>
</file>